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1"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loext:contextual-spacing="true" fo:line-height="100%"/>
      <style:text-properties style:font-name="Calibri1" fo:font-size="28pt" fo:letter-spacing="-0.018cm" fo:language="de" fo:country="DE" style:letter-kerning="true" style:font-name-asian="Times New Roman" style:font-size-asian="28pt" style:font-name-complex="Times New Roman" style:font-size-complex="28pt"/>
    </style:style>
    <style:style style:name="P3" style:family="paragraph" style:parent-style-name="Standard">
      <style:text-properties style:font-name="Calibri1" fo:language="de" fo:country="DE" style:font-name-asian="Calibri2" style:font-name-complex="Times New Roman"/>
    </style:style>
    <style:style style:name="P4" style:family="paragraph" style:parent-style-name="Standard">
      <style:text-properties style:font-name="Calibri1" fo:language="de" fo:country="DE" officeooo:rsid="0009adfa" officeooo:paragraph-rsid="0009adfa" style:font-name-asian="Calibri2" style:font-name-complex="Times New Roman"/>
    </style:style>
    <style:style style:name="P5" style:family="paragraph" style:parent-style-name="Standard">
      <style:text-properties style:font-name="Calibri1" fo:font-size="12pt" fo:language="de" fo:country="DE" fo:font-weight="bold" style:font-name-asian="Calibri2" style:font-size-asian="12pt" style:font-weight-asian="bold" style:font-name-complex="Times New Roman"/>
    </style:style>
    <style:style style:name="P6" style:family="paragraph" style:parent-style-name="Standard">
      <style:paragraph-properties fo:text-align="end" style:justify-single-word="false"/>
      <style:text-properties style:font-name="Calibri1" fo:font-size="12pt" fo:language="de" fo:country="DE" fo:font-weight="bold" style:font-name-asian="Calibri2" style:font-size-asian="12pt" style:font-weight-asian="bold" style:font-name-complex="Times New Roman"/>
    </style:style>
    <style:style style:name="P7" style:family="paragraph" style:parent-style-name="Standard">
      <style:paragraph-properties fo:text-align="end" style:justify-single-word="false"/>
      <style:text-properties style:font-name="Calibri1" fo:font-size="12pt" fo:language="de" fo:country="DE" fo:font-style="italic" style:font-name-asian="Calibri2" style:font-size-asian="12pt" style:font-style-asian="italic" style:font-name-complex="Times New Roman"/>
    </style:style>
    <style:style style:name="P8" style:family="paragraph" style:parent-style-name="Standard">
      <style:paragraph-properties fo:text-align="end" style:justify-single-word="false"/>
      <style:text-properties style:font-name="Calibri1" fo:font-size="12pt" fo:language="de" fo:country="DE" fo:font-style="italic" officeooo:paragraph-rsid="005d7969" style:font-name-asian="Calibri2" style:font-size-asian="12pt" style:font-style-asian="italic" style:font-name-complex="Times New Roman"/>
    </style:style>
    <style:style style:name="P9" style:family="paragraph" style:parent-style-name="Standard">
      <style:text-properties style:font-name="Calibri1" fo:font-size="12pt" fo:language="de" fo:country="DE" style:font-name-asian="Calibri2" style:font-size-asian="12pt" style:font-name-complex="Times New Roman"/>
    </style:style>
    <style:style style:name="P10" style:family="paragraph" style:parent-style-name="Standard">
      <style:text-properties style:font-name="Calibri1" fo:language="de" fo:country="AT"/>
    </style:style>
    <style:style style:name="P11" style:family="paragraph" style:parent-style-name="Heading_20_1">
      <style:paragraph-properties fo:break-before="page"/>
      <style:text-properties style:font-name="Calibri1" fo:language="de" fo:country="AT"/>
    </style:style>
    <style:style style:name="P12" style:family="paragraph" style:parent-style-name="Heading_20_1">
      <style:text-properties style:font-name="Calibri1" fo:language="de" fo:country="AT"/>
    </style:style>
    <style:style style:name="P13" style:family="paragraph" style:parent-style-name="No_20_Spacing">
      <style:text-properties style:font-name="Calibri1"/>
    </style:style>
    <style:style style:name="P14" style:family="paragraph" style:parent-style-name="No_20_Spacing">
      <style:paragraph-properties fo:text-align="justify" style:justify-single-word="false"/>
      <style:text-properties style:font-name="Calibri1" fo:language="de" fo:country="DE" fo:font-style="italic" style:font-style-asian="italic"/>
    </style:style>
    <style:style style:name="P15" style:family="paragraph" style:parent-style-name="No_20_Spacing">
      <style:paragraph-properties fo:text-align="justify" style:justify-single-word="false"/>
      <style:text-properties style:font-name="Calibri1" fo:language="de" fo:country="DE" fo:font-style="italic" officeooo:rsid="00183c55" officeooo:paragraph-rsid="00183c55" style:font-style-asian="italic"/>
    </style:style>
    <style:style style:name="P16" style:family="paragraph" style:parent-style-name="No_20_Spacing">
      <style:paragraph-properties fo:text-align="justify" style:justify-single-word="false"/>
      <style:text-properties style:font-name="Calibri1" fo:language="de" fo:country="DE" fo:font-style="italic" officeooo:rsid="005baac4" officeooo:paragraph-rsid="005baac4" style:font-style-asian="italic"/>
    </style:style>
    <style:style style:name="P17" style:family="paragraph" style:parent-style-name="No_20_Spacing">
      <style:paragraph-properties fo:text-align="justify" style:justify-single-word="false"/>
      <style:text-properties style:font-name="Calibri1" fo:language="de" fo:country="DE" fo:font-style="italic" officeooo:rsid="0010a5ee" officeooo:paragraph-rsid="000e4d9a" style:font-style-asian="italic"/>
    </style:style>
    <style:style style:name="P18" style:family="paragraph" style:parent-style-name="No_20_Spacing">
      <style:paragraph-properties fo:text-align="justify" style:justify-single-word="false"/>
      <style:text-properties style:font-name="Calibri1" fo:language="de" fo:country="DE" fo:font-style="italic" officeooo:rsid="005d7969" officeooo:paragraph-rsid="005d7969" style:font-style-asian="italic"/>
    </style:style>
    <style:style style:name="P19" style:family="paragraph" style:parent-style-name="No_20_Spacing">
      <style:paragraph-properties fo:text-align="justify" style:justify-single-word="false"/>
      <style:text-properties style:font-name="Calibri1" fo:language="de" fo:country="DE" fo:font-style="italic" officeooo:rsid="003316f1" officeooo:paragraph-rsid="0009adfa" style:font-style-asian="italic"/>
    </style:style>
    <style:style style:name="P20" style:family="paragraph" style:parent-style-name="No_20_Spacing">
      <style:paragraph-properties fo:text-align="justify" style:justify-single-word="false"/>
      <style:text-properties style:font-name="Calibri1" fo:language="de" fo:country="DE" fo:font-style="italic" officeooo:rsid="0059ee9a" officeooo:paragraph-rsid="0059ee9a" style:font-style-asian="italic"/>
    </style:style>
    <style:style style:name="P21" style:family="paragraph" style:parent-style-name="No_20_Spacing">
      <style:paragraph-properties fo:text-align="justify" style:justify-single-word="false"/>
      <style:text-properties style:font-name="Calibri1" fo:language="de" fo:country="DE" fo:font-style="italic" officeooo:rsid="00322a2e" officeooo:paragraph-rsid="005baac4" style:font-style-asian="italic"/>
    </style:style>
    <style:style style:name="P22" style:family="paragraph" style:parent-style-name="No_20_Spacing">
      <style:paragraph-properties fo:text-align="justify" style:justify-single-word="false"/>
      <style:text-properties style:font-name="Calibri1" fo:language="de" fo:country="DE" fo:font-style="italic" fo:font-weight="bold" officeooo:rsid="005d7969" officeooo:paragraph-rsid="005d7969" style:font-style-asian="italic" style:font-weight-asian="bold" style:font-weight-complex="bold"/>
    </style:style>
    <style:style style:name="P23" style:family="paragraph" style:parent-style-name="No_20_Spacing">
      <style:paragraph-properties fo:text-align="justify" style:justify-single-word="false"/>
      <style:text-properties style:font-name="Calibri1" officeooo:rsid="0059ee9a" officeooo:paragraph-rsid="0059ee9a"/>
    </style:style>
    <style:style style:name="P24" style:family="paragraph" style:parent-style-name="No_20_Spacing">
      <style:text-properties style:font-name="Calibri1" fo:language="de" fo:country="AT" fo:font-style="italic" style:font-style-asian="italic"/>
    </style:style>
    <style:style style:name="P25" style:family="paragraph" style:parent-style-name="No_20_Spacing">
      <style:paragraph-properties fo:text-align="justify" style:justify-single-word="false"/>
      <style:text-properties style:font-name="Calibri1" fo:language="de" fo:country="AT" fo:font-style="italic" officeooo:rsid="000bdc44" officeooo:paragraph-rsid="000bdc44" style:font-style-asian="italic"/>
    </style:style>
    <style:style style:name="P26" style:family="paragraph" style:parent-style-name="No_20_Spacing">
      <style:paragraph-properties fo:text-align="justify" style:justify-single-word="false"/>
      <style:text-properties style:font-name="Calibri1" fo:language="de" fo:country="AT" fo:font-style="italic" officeooo:rsid="0012c5bb" officeooo:paragraph-rsid="0012c5bb" style:font-style-asian="italic"/>
    </style:style>
    <style:style style:name="P27" style:family="paragraph" style:parent-style-name="No_20_Spacing">
      <style:text-properties style:font-name="Calibri1" fo:language="de" fo:country="AT" fo:font-style="italic" officeooo:rsid="003fae7f" officeooo:paragraph-rsid="005d1ec6" style:font-style-asian="italic"/>
    </style:style>
    <style:style style:name="P28" style:family="paragraph" style:parent-style-name="No_20_Spacing">
      <style:paragraph-properties fo:text-align="justify" style:justify-single-word="false"/>
      <style:text-properties style:font-name="Calibri1" fo:language="de" fo:country="AT" fo:font-style="italic" fo:font-weight="bold" officeooo:rsid="005d7969" officeooo:paragraph-rsid="005d7969" style:font-style-asian="italic" style:font-weight-asian="bold" style:font-weight-complex="bold"/>
    </style:style>
    <style:style style:name="P29" style:family="paragraph" style:parent-style-name="No_20_Spacing" style:list-style-name="WWNum11">
      <style:paragraph-properties fo:text-align="justify" style:justify-single-word="false"/>
      <style:text-properties style:font-name="Calibri1" fo:language="de" fo:country="DE" fo:font-style="italic" officeooo:paragraph-rsid="0063fcaa" style:font-style-asian="italic"/>
    </style:style>
    <style:style style:name="P30" style:family="paragraph" style:parent-style-name="No_20_Spacing" style:list-style-name="WWNum15">
      <style:paragraph-properties fo:text-align="justify" style:justify-single-word="false"/>
      <style:text-properties style:font-name="Calibri1" fo:language="de" fo:country="DE" fo:font-style="italic" style:font-style-asian="italic"/>
    </style:style>
    <style:style style:name="P31" style:family="paragraph" style:parent-style-name="No_20_Spacing" style:list-style-name="WWNum15">
      <style:paragraph-properties fo:text-align="justify" style:justify-single-word="false"/>
      <style:text-properties style:font-name="Calibri1" fo:language="de" fo:country="DE" fo:font-style="italic" officeooo:paragraph-rsid="005bfbbb" style:font-style-asian="italic"/>
    </style:style>
    <style:style style:name="P32" style:family="paragraph" style:parent-style-name="No_20_Spacing" style:list-style-name="WWNum13">
      <style:paragraph-properties fo:text-align="justify" style:justify-single-word="false"/>
      <style:text-properties style:font-name="Calibri1" fo:language="de" fo:country="DE" fo:font-style="italic" officeooo:rsid="005d7969" officeooo:paragraph-rsid="005d7969" style:font-style-asian="italic"/>
    </style:style>
    <style:style style:name="P33" style:family="paragraph" style:parent-style-name="No_20_Spacing" style:list-style-name="WWNum14">
      <style:paragraph-properties fo:text-align="justify" style:justify-single-word="false"/>
      <style:text-properties style:font-name="Calibri1" fo:language="de" fo:country="DE" fo:font-style="italic" officeooo:rsid="005baac4" officeooo:paragraph-rsid="005baac4" style:font-style-asian="italic"/>
    </style:style>
    <style:style style:name="P34" style:family="paragraph" style:parent-style-name="No_20_Spacing" style:list-style-name="L1">
      <style:paragraph-properties fo:text-align="justify" style:justify-single-word="false"/>
      <style:text-properties style:font-name="Calibri1" fo:language="de" fo:country="DE" fo:font-style="italic" officeooo:rsid="005baac4" officeooo:paragraph-rsid="005baac4" style:font-style-asian="italic"/>
    </style:style>
    <style:style style:name="P35" style:family="paragraph" style:parent-style-name="No_20_Spacing" style:list-style-name="WWNum14">
      <style:paragraph-properties fo:text-align="justify" style:justify-single-word="false"/>
      <style:text-properties style:font-name="Calibri1" fo:language="de" fo:country="DE" fo:font-style="italic" officeooo:rsid="005a0319" officeooo:paragraph-rsid="005a0319" style:font-style-asian="italic"/>
    </style:style>
    <style:style style:name="P36" style:family="paragraph" style:parent-style-name="No_20_Spacing" style:list-style-name="L1">
      <style:paragraph-properties fo:text-align="justify" style:justify-single-word="false"/>
      <style:text-properties style:font-name="Calibri1" fo:language="de" fo:country="DE" fo:font-style="italic" officeooo:rsid="005a0319" officeooo:paragraph-rsid="005a0319" style:font-style-asian="italic"/>
    </style:style>
    <style:style style:name="P37" style:family="paragraph" style:parent-style-name="No_20_Spacing" style:list-style-name="L1">
      <style:paragraph-properties fo:text-align="justify" style:justify-single-word="false"/>
      <style:text-properties style:font-name="Calibri1" fo:language="de" fo:country="DE" fo:font-style="italic" officeooo:rsid="0059ee9a" officeooo:paragraph-rsid="0059ee9a" style:font-style-asian="italic"/>
    </style:style>
    <style:style style:name="P38" style:family="paragraph" style:parent-style-name="No_20_Spacing" style:list-style-name="L2">
      <style:paragraph-properties fo:text-align="justify" style:justify-single-word="false"/>
      <style:text-properties style:font-name="Calibri1" fo:language="de" fo:country="DE" fo:font-style="italic" officeooo:rsid="003316f1" officeooo:paragraph-rsid="005baac4" style:font-style-asian="italic"/>
    </style:style>
    <style:style style:name="P39" style:family="paragraph" style:parent-style-name="No_20_Spacing" style:list-style-name="L2">
      <style:paragraph-properties fo:text-align="justify" style:justify-single-word="false"/>
      <style:text-properties style:font-name="Calibri1" fo:language="de" fo:country="DE" fo:font-style="italic" officeooo:rsid="002708d0" officeooo:paragraph-rsid="005baac4" style:font-style-asian="italic"/>
    </style:style>
    <style:style style:name="P40" style:family="paragraph" style:parent-style-name="No_20_Spacing" style:list-style-name="L2">
      <style:paragraph-properties fo:text-align="justify" style:justify-single-word="false"/>
      <style:text-properties style:font-name="Calibri1" fo:language="de" fo:country="DE" fo:font-style="italic" officeooo:rsid="002fba3b" officeooo:paragraph-rsid="005baac4" style:font-style-asian="italic"/>
    </style:style>
    <style:style style:name="P41" style:family="paragraph" style:parent-style-name="No_20_Spacing" style:list-style-name="L2">
      <style:paragraph-properties fo:text-align="justify" style:justify-single-word="false"/>
      <style:text-properties style:font-name="Calibri1" fo:language="de" fo:country="DE" fo:font-style="italic" officeooo:rsid="002a5de1" officeooo:paragraph-rsid="005baac4" style:font-style-asian="italic"/>
    </style:style>
    <style:style style:name="P42" style:family="paragraph" style:parent-style-name="No_20_Spacing" style:list-style-name="L2">
      <style:paragraph-properties fo:text-align="justify" style:justify-single-word="false"/>
      <style:text-properties style:font-name="Calibri1" fo:language="de" fo:country="DE" fo:font-style="italic" officeooo:rsid="00322a2e" officeooo:paragraph-rsid="005baac4" style:font-style-asian="italic"/>
    </style:style>
    <style:style style:name="P43" style:family="paragraph" style:parent-style-name="No_20_Spacing" style:list-style-name="L4">
      <style:paragraph-properties fo:text-align="justify" style:justify-single-word="false"/>
      <style:text-properties style:font-name="Calibri1" fo:language="de" fo:country="DE" fo:font-style="italic" officeooo:rsid="005d1ec6" officeooo:paragraph-rsid="005d1ec6" style:font-style-asian="italic"/>
    </style:style>
    <style:style style:name="P44" style:family="paragraph" style:parent-style-name="No_20_Spacing" style:list-style-name="L4">
      <style:paragraph-properties fo:text-align="justify" style:justify-single-word="false"/>
      <style:text-properties style:font-name="Calibri1" fo:language="de" fo:country="DE" fo:font-style="italic" officeooo:rsid="005bfbbb" officeooo:paragraph-rsid="005bfbbb" style:font-style-asian="italic"/>
    </style:style>
    <style:style style:name="P45" style:family="paragraph" style:parent-style-name="No_20_Spacing" style:list-style-name="L4">
      <style:paragraph-properties fo:text-align="justify" style:justify-single-word="false"/>
      <style:text-properties style:font-name="Calibri1" fo:language="de" fo:country="DE" fo:font-style="italic" officeooo:rsid="000dbdea" officeooo:paragraph-rsid="005bfbbb" style:font-style-asian="italic"/>
    </style:style>
    <style:style style:name="P46" style:family="paragraph" style:parent-style-name="No_20_Spacing" style:list-style-name="L4">
      <style:paragraph-properties fo:text-align="justify" style:justify-single-word="false"/>
      <style:text-properties style:font-name="Calibri1" fo:language="de" fo:country="DE" fo:font-style="italic" officeooo:rsid="000e4d9a" officeooo:paragraph-rsid="005bfbbb" style:font-style-asian="italic"/>
    </style:style>
    <style:style style:name="P47" style:family="paragraph" style:parent-style-name="No_20_Spacing" style:list-style-name="WWNum11">
      <style:paragraph-properties fo:text-align="justify" style:justify-single-word="false"/>
      <style:text-properties style:font-name="Calibri1" fo:language="de" fo:country="DE" fo:font-style="italic" officeooo:rsid="0062ebec" officeooo:paragraph-rsid="0062ebec" style:font-style-asian="italic"/>
    </style:style>
    <style:style style:name="P48" style:family="paragraph" style:parent-style-name="No_20_Spacing" style:list-style-name="L2">
      <style:paragraph-properties fo:text-align="justify" style:justify-single-word="false"/>
      <style:text-properties style:font-name="Calibri1" fo:language="de" fo:country="DE" fo:font-style="italic" officeooo:rsid="00668e89" officeooo:paragraph-rsid="00668e89" style:font-style-asian="italic"/>
    </style:style>
    <style:style style:name="P49" style:family="paragraph" style:parent-style-name="No_20_Spacing" style:list-style-name="L2">
      <style:paragraph-properties fo:text-align="justify" style:justify-single-word="false"/>
      <style:text-properties style:font-name="Calibri1" officeooo:rsid="000bdc44" officeooo:paragraph-rsid="005baac4"/>
    </style:style>
    <style:style style:name="P50" style:family="paragraph" style:parent-style-name="No_20_Spacing" style:list-style-name="L4">
      <style:paragraph-properties fo:text-align="justify" style:justify-single-word="false"/>
      <style:text-properties style:font-name="Calibri1" officeooo:rsid="005bfbbb" officeooo:paragraph-rsid="005bfbbb"/>
    </style:style>
    <style:style style:name="P51" style:family="paragraph" style:parent-style-name="No_20_Spacing" style:list-style-name="WWNum16">
      <style:paragraph-properties fo:text-align="justify" style:justify-single-word="false"/>
      <style:text-properties style:font-name="Calibri1" fo:language="de" fo:country="AT" fo:font-style="italic" style:font-style-asian="italic"/>
    </style:style>
    <style:style style:name="P52" style:family="paragraph" style:parent-style-name="No_20_Spacing">
      <style:paragraph-properties fo:text-align="justify" style:justify-single-word="false"/>
      <style:text-properties style:font-name="Calibri1" fo:language="de" fo:country="AT" fo:font-style="italic" officeooo:paragraph-rsid="00657b03" style:font-style-asian="italic"/>
    </style:style>
    <style:style style:name="P53" style:family="paragraph" style:parent-style-name="No_20_Spacing" style:list-style-name="WWNum17">
      <style:text-properties style:font-name="Calibri1" fo:language="de" fo:country="AT" fo:font-style="italic" officeooo:rsid="000db2ec" officeooo:paragraph-rsid="005d1ec6" style:font-style-asian="italic"/>
    </style:style>
    <style:style style:name="P54" style:family="paragraph" style:parent-style-name="No_20_Spacing" style:list-style-name="WWNum17">
      <style:text-properties style:font-name="Calibri1" fo:language="de" fo:country="AT" fo:font-style="italic" officeooo:rsid="005d1ec6" officeooo:paragraph-rsid="005d1ec6" style:font-style-asian="italic"/>
    </style:style>
    <style:style style:name="P55" style:family="paragraph" style:parent-style-name="No_20_Spacing" style:list-style-name="WWNum17">
      <style:text-properties style:font-name="Calibri1" fo:language="de" fo:country="AT" fo:font-style="italic" officeooo:rsid="003e5c66" officeooo:paragraph-rsid="005d1ec6" style:font-style-asian="italic"/>
    </style:style>
    <style:style style:name="P56" style:family="paragraph" style:parent-style-name="No_20_Spacing">
      <style:paragraph-properties fo:text-align="justify" style:justify-single-word="false"/>
      <style:text-properties style:font-name="Calibri1" fo:language="de" fo:country="AT" fo:font-style="italic" officeooo:rsid="0012c5bb" officeooo:paragraph-rsid="000bdc44" style:font-style-asian="italic"/>
    </style:style>
    <style:style style:name="P57" style:family="paragraph" style:parent-style-name="No_20_Spacing" style:list-style-name="WWNum17">
      <style:text-properties style:font-name="Calibri1" officeooo:rsid="005d1ec6" officeooo:paragraph-rsid="005d1ec6"/>
    </style:style>
    <style:style style:name="P58" style:family="paragraph" style:parent-style-name="No_20_Spacing" style:list-style-name="L3">
      <style:paragraph-properties fo:text-align="justify" style:justify-single-word="false"/>
      <style:text-properties officeooo:paragraph-rsid="005d1ec6"/>
    </style:style>
    <style:style style:name="P59" style:family="paragraph" style:parent-style-name="No_20_Spacing" style:list-style-name="L5">
      <style:paragraph-properties fo:text-align="justify" style:justify-single-word="false"/>
      <style:text-properties officeooo:paragraph-rsid="00657b03"/>
    </style:style>
    <style:style style:name="P60" style:family="paragraph" style:parent-style-name="No_20_Spacing" style:list-style-name="WWNum18">
      <style:text-properties officeooo:paragraph-rsid="005d1ec6"/>
    </style:style>
    <style:style style:name="P61" style:family="paragraph" style:parent-style-name="No_20_Spacing" style:list-style-name="WWNum18">
      <style:text-properties officeooo:rsid="005d1ec6" officeooo:paragraph-rsid="005d1ec6"/>
    </style:style>
    <style:style style:name="P62" style:family="paragraph" style:parent-style-name="Heading_20_1">
      <style:text-properties style:font-name="Calibri1" fo:language="de" fo:country="AT" officeooo:paragraph-rsid="00657b03"/>
    </style:style>
    <style:style style:name="P63" style:family="paragraph" style:parent-style-name="Standard" style:master-page-name="Standard">
      <style:paragraph-properties style:page-number="auto"/>
      <style:text-properties style:font-name="Calibri1" fo:language="de" fo:country="DE" style:font-name-asian="Calibri2" style:font-name-complex="Times New Roman"/>
    </style:style>
    <style:style style:name="T1" style:family="text">
      <style:text-properties fo:language="de" fo:country="AT" fo:font-style="italic" style:font-style-asian="italic"/>
    </style:style>
    <style:style style:name="T2" style:family="text">
      <style:text-properties fo:language="de" fo:country="AT" fo:font-style="italic" officeooo:rsid="00394dd7" style:font-style-asian="italic"/>
    </style:style>
    <style:style style:name="T3" style:family="text">
      <style:text-properties fo:language="de" fo:country="AT" fo:font-style="italic" officeooo:rsid="000db2ec" style:font-style-asian="italic"/>
    </style:style>
    <style:style style:name="T4" style:family="text">
      <style:text-properties fo:language="de" fo:country="AT" fo:font-style="italic" officeooo:rsid="00437879" style:font-style-asian="italic"/>
    </style:style>
    <style:style style:name="T5" style:family="text">
      <style:text-properties fo:language="de" fo:country="AT" fo:font-style="italic" officeooo:rsid="00363fde" style:font-style-asian="italic"/>
    </style:style>
    <style:style style:name="T6" style:family="text">
      <style:text-properties fo:language="de" fo:country="AT" fo:font-style="italic" officeooo:rsid="00397d14" style:font-style-asian="italic"/>
    </style:style>
    <style:style style:name="T7" style:family="text">
      <style:text-properties fo:language="de" fo:country="AT" fo:font-style="italic" officeooo:rsid="003fae7f" style:font-style-asian="italic"/>
    </style:style>
    <style:style style:name="T8" style:family="text">
      <style:text-properties fo:language="de" fo:country="DE" fo:font-style="italic" style:font-style-asian="italic"/>
    </style:style>
    <style:style style:name="T9" style:family="text">
      <style:text-properties fo:language="de" fo:country="DE" fo:font-style="italic" officeooo:rsid="000e4d9a" style:font-style-asian="italic"/>
    </style:style>
    <style:style style:name="T10" style:family="text">
      <style:text-properties fo:language="de" fo:country="DE" fo:font-style="italic" officeooo:rsid="003316f1" style:font-style-asian="italic"/>
    </style:style>
    <style:style style:name="T11" style:family="text">
      <style:text-properties fo:language="de" fo:country="DE" fo:font-style="italic" officeooo:rsid="0062618d" style:font-style-asian="italic"/>
    </style:style>
    <style:style style:name="T12" style:family="text">
      <style:text-properties officeooo:rsid="005bfbbb"/>
    </style:style>
    <style:style style:name="T13" style:family="text">
      <style:text-properties style:font-name="Calibri1"/>
    </style:style>
    <style:style style:name="T14" style:family="text">
      <style:text-properties style:font-name="Calibri1" officeooo:rsid="004fb897"/>
    </style:style>
    <style:style style:name="T15" style:family="text">
      <style:text-properties style:font-name="Calibri1" officeooo:rsid="0051b0ed"/>
    </style:style>
    <style:style style:name="T16" style:family="text">
      <style:text-properties style:font-name="Calibri1" officeooo:rsid="005d1ec6"/>
    </style:style>
    <style:style style:name="T17" style:family="text">
      <style:text-properties style:font-name="Calibri1" fo:language="de" fo:country="DE" fo:font-style="italic" fo:font-weight="bold" officeooo:rsid="005d1ec6" style:font-style-asian="italic" style:font-weight-asian="bold" style:font-weight-complex="bold"/>
    </style:style>
    <style:style style:name="T18" style:family="text">
      <style:text-properties style:font-name="Calibri1" fo:language="de" fo:country="DE" fo:font-style="italic" officeooo:rsid="005d1ec6" style:font-style-asian="italic"/>
    </style:style>
    <style:style style:name="T19" style:family="text">
      <style:text-properties style:font-name="Calibri1" fo:language="de" fo:country="AT" fo:font-style="italic" officeooo:rsid="00657b03" style:font-style-asian="italic"/>
    </style:style>
    <style:style style:name="T20" style:family="text">
      <style:text-properties officeooo:rsid="005d7969"/>
    </style:style>
    <style:style style:name="T21" style:family="text">
      <style:text-properties officeooo:rsid="0062618d"/>
    </style:style>
    <style:style style:name="T22" style:family="text">
      <style:text-properties fo:font-weight="bold" style:font-weight-asian="bold"/>
    </style:style>
    <style:style style:name="T23" style:family="text">
      <style:text-properties fo:font-weight="bold" officeooo:rsid="005d7969" style:font-weight-asian="bold"/>
    </style:style>
    <style:style style:name="T24" style:family="text">
      <style:text-properties officeooo:rsid="0063fcaa"/>
    </style:style>
    <style:style style:name="T25" style:family="text">
      <style:text-properties officeooo:rsid="00657b03"/>
    </style:style>
    <style:style style:name="T26" style:family="text">
      <style:text-properties officeooo:rsid="0068689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PS Softwareentwicklung und Projektmanagement<text:tab/><text:tab/><text:tab/>Sommersemester 2019</text:p>
      <text:p text:style-name="P4"/>
      <text:p text:style-name="P3"/>
      <text:p text:style-name="P2">Konzeptreview</text:p>
      <text:p text:style-name="P3"/>
      <text:p text:style-name="P3"/>
      <text:p text:style-name="P5">Team:</text:p>
      <text:p text:style-name="P8">Mitglied 1: (Peter Christian Rottmayr, <text:span text:style-name="T21">01633227</text:span>)</text:p>
      <text:p text:style-name="P7">Mitglied 2: (<text:span text:style-name="T20">Manuel Kuß</text:span>, <text:span text:style-name="T20">11722667</text:span>)</text:p>
      <text:p text:style-name="P6"/>
      <text:p text:style-name="P6"/>
      <text:p text:style-name="P9"><text:span text:style-name="T22">Proseminargruppe: </text:span><text:span text:style-name="T23">5</text:span></text:p>
      <text:p text:style-name="P5"/>
      <text:p text:style-name="P5">Datum: <text:span text:style-name="T20">28.03.2019</text:span></text:p>
      <text:p text:style-name="P10"/>
      <text:h text:style-name="P11" text:outline-level="1">1. Zusammenfassung</text:h>
      <text:list xml:id="list301315964" text:style-name="WWNum11">
        <text:list-item>
          <text:p text:style-name="P47">Es wird eine Software vorgestellt, die SchülerINNEN in einer spielhaften Weise verschiedene Lerninhalte mittels eines Multiplayer Quizes näher bringen möchte. Dabei erhält jeder Spieler eine Frage aus einem flexibel definiebraren themengebiet und die jeweils anderen Spieler die dazugehörigen Antworten. Lehrpersonen haben dann die Möglichkeit Lernfortschritte und Statistiken, der <text:s/>ihnen zugeordneten SchülerINNEN einzusehen und nachzuvollziehen. </text:p>
        </text:list-item>
        <text:list-item>
          <text:p text:style-name="P29"><text:span text:style-name="T24">Die Umsetzung der Vorgabe gelang dem Team gut und ist ihm gesamten gut verständlich. Besonders sticht der schön designte GUI-Prototyp heraus. Es fehlen jedoch in manchen Teilen des Konzepts Kleinigkeiten, die verschiedene Punkte nur mit dem Hintergrundwissen anderer Sichten verständlich werden lassen. Auch das Zeitmanagement sollte nicht unterschätzt werden, klarere Zwischenziele definiert und zusätzliche Features auf das Ende verschoben werden.</text:span></text:p>
        </text:list-item>
      </text:list>
      <text:p text:style-name="P22"/>
      <text:h text:style-name="P12" text:outline-level="1">2 Systemüberblick</text:h>
      <text:p text:style-name="P18"/>
      <text:list xml:id="list1778532890" text:style-name="WWNum13">
        <text:list-item>
          <text:p text:style-name="P32">Kozept ist größtenteils gut beschrieben und schön ausformuliert</text:p>
        </text:list-item>
        <text:list-item>
          <text:p text:style-name="P32">Zielgruppe ist klar definiert</text:p>
        </text:list-item>
        <text:list-item>
          <text:p text:style-name="P32">Funktionalitäten stimmen zum Teil nicht mit dem GUI-Prototyp zusammen (genaueres in den Abschnitten)</text:p>
        </text:list-item>
        <text:list-item>
          <text:p text:style-name="P32">Ist es sinnvol dass die Schüle<text:span text:style-name="T21">r</text:span> mit <text:span text:style-name="T21">dem </text:span>Handy das Spiel spielen? In Schulen wird doch mei<text:span text:style-name="T21">s</text:span>t auf Stand-PCs oder Tablets <text:span text:style-name="T21">gearbeitet</text:span>/gespielt</text:p>
          <text:list>
            <text:list-item>
              <text:p text:style-name="P32">GUI-Prototyp ist nur für Handys optimiert (in manchen Schulen sind Handys gar nicht erlaubt)</text:p>
            </text:list-item>
          </text:list>
        </text:list-item>
      </text:list>
      <text:p text:style-name="P15"/>
      <text:h text:style-name="P12" text:outline-level="1">3. Use Cases</text:h>
      <text:p text:style-name="P16"/>
      <text:list xml:id="list3455932694" text:style-name="WWNum14">
        <text:list-item>
          <text:p text:style-name="P33">Das Use-Case Diagramm fehlt (nur Aufzählung)</text:p>
        </text:list-item>
        <text:list-item>
          <text:p text:style-name="P35">Wenn gegendert wird, sollt es überall einheitlich gemacht werden. (Bei der Beschreibung der Akteure wird beim Abschnitt „Manager“ gegendert, bei „Player“ aber nicht</text:p>
        </text:list-item>
        <text:list-item>
          <text:p text:style-name="P35">Reihenfolge der Use Cases sollte im Diagramm und bei der Beschreibung gleich bleiben</text:p>
        </text:list-item>
        <text:list-item>
          <text:p text:style-name="P33">Ansonsten verständlich beschrieben</text:p>
        </text:list-item>
      </text:list>
      <text:p text:style-name="P19"/>
      <text:p text:style-name="P23"><text:span text:style-name="T10">P</text:span><text:span text:style-name="T8">layer:</text:span></text:p>
      <text:list xml:id="list2095069187" text:style-name="L1">
        <text:list-item>
          <text:p text:style-name="P37">Namen sollten im „Diagramm“ und bei der Beschreibug gleich genannt werden:</text:p>
          <text:list>
            <text:list-item>
              <text:p text:style-name="P37">Join QuizRoom With PIN heißt unten <text:s/>Join Room With PIN</text:p>
            </text:list-item>
            <text:list-item>
              <text:p text:style-name="P37">Join QuizRoom With Hyperlink heißt unten <text:s/>Join Room With Hyperlink</text:p>
            </text:list-item>
            <text:list-item>
              <text:p text:style-name="P37">Leave QuizRoom heißt unten LeaveRoom</text:p>
            </text:list-item>
            <text:list-item>
              <text:p text:style-name="P37">Get Kicket heißt unten Player Gets Kicked By Timeout/Inactivity</text:p>
            </text:list-item>
          </text:list>
        </text:list-item>
        <text:list-item>
          <text:p text:style-name="P37">Log-Out: Kein Erfolg: sollte immer funktionieren.</text:p>
        </text:list-item>
        <text:list-item>
          <text:p text:style-name="P36">Select QuestionSet, Select Difficulty, Set Maximum Player und Select Game Mode könnten vielleicht zu einem UseCase zusammengefasst werden (z.B. Edit QuizRoom).</text:p>
        </text:list-item>
        <text:list-item>
          <text:p text:style-name="P36">Use Joker: Kein Erfolg: Fehlermeldung?</text:p>
        </text:list-item>
        <text:list-item>
          <text:p text:style-name="P34"><text:soft-page-break/>Wenn der Use-Case Change Own Password notwendig ist, dann sollte es auch einen Change Profile Picture geben. (im Klassendiagramm ist das Attribut vorhanden)</text:p>
        </text:list-item>
      </text:list>
      <text:p text:style-name="P20"/>
      <text:p text:style-name="P23"><text:span text:style-name="T8">Manager: </text:span></text:p>
      <text:list xml:id="list695787205" text:style-name="L2">
        <text:list-item>
          <text:p text:style-name="P49"><text:span text:style-name="T11">„</text:span><text:span text:style-name="T8">Reset Own Password“ </text:span><text:span text:style-name="T11">sollte eine niedrige Priorität haben, da es kein notwendiges Feature ist</text:span></text:p>
        </text:list-item>
        <text:list-item>
          <text:p text:style-name="P38">CreateMangerAccount <text:span text:style-name="T21">sollte zum besseren Verständnis </text:span><text:s/>zu RegisterMangagerAccount <text:span text:style-name="T21">umbenannt werden</text:span></text:p>
        </text:list-item>
        <text:list-item>
          <text:p text:style-name="P38">Gehört EditPassword nicht zu EditPlayer?</text:p>
        </text:list-item>
        <text:list-item>
          <text:p text:style-name="P48">Create QuestionSet benötigt die Klasse Question nicht</text:p>
        </text:list-item>
        <text:list-item>
          <text:p text:style-name="P39">Manage Player‘s Password muss gleich benannt werden</text:p>
        </text:list-item>
        <text:list-item>
          <text:p text:style-name="P40"><text:span text:style-name="T21">In der detailierten Beschreibung sollten <text:s/>zur Vollständigkeit noch folgende </text:span>UseCases <text:span text:style-name="T21">hinzugefügt werden</text:span>:</text:p>
          <text:list>
            <text:list-item>
              <text:p text:style-name="P41">EditPlayer</text:p>
            </text:list-item>
            <text:list-item>
              <text:p text:style-name="P41">ChangeOwnPassword</text:p>
            </text:list-item>
            <text:list-item>
              <text:p text:style-name="P41">ResetOwnPassword</text:p>
            </text:list-item>
            <text:list-item>
              <text:p text:style-name="P40">Login</text:p>
            </text:list-item>
            <text:list-item>
              <text:p text:style-name="P40">Logout</text:p>
            </text:list-item>
            <text:list-item>
              <text:p text:style-name="P42">EditQuestionSet</text:p>
            </text:list-item>
          </text:list>
        </text:list-item>
      </text:list>
      <text:p text:style-name="P21"/>
      <text:h text:style-name="P12" text:outline-level="1">4 Klassendiagramm</text:h>
      <text:list xml:id="list1955538047" text:style-name="L4">
        <text:list-item>
          <text:p text:style-name="P44">Es sollte in alles Klassen eine eindeutige ID (long) geben.</text:p>
        </text:list-item>
        <text:list-item>
          <text:p text:style-name="P43">An den Beziehungen werden keine Zahlen an den Enden verwendet (z.B. 0...1, *, ...)</text:p>
        </text:list-item>
        <text:list-item>
          <text:p text:style-name="P44">Eine Klasse Answer wäre sinnvoll (für die Aufteilung auf den Geräten)</text:p>
        </text:list-item>
        <text:list-item>
          <text:p text:style-name="P44">Unverständliche Beschreibung bestimmter Attribute:</text:p>
          <text:list>
            <text:list-item>
              <text:p text:style-name="P45">Player: stats_q…</text:p>
            </text:list-item>
            <text:list-item>
              <text:p text:style-name="P45">QuestionSet: play Count</text:p>
            </text:list-item>
            <text:list-item>
              <text:p text:style-name="P50"><text:span text:style-name="T8">Q</text:span><text:span text:style-name="T9">uestion: questionString</text:span></text:p>
            </text:list-item>
          </text:list>
        </text:list-item>
        <text:list-item>
          <text:p text:style-name="P50"><text:span text:style-name="T9">M</text:span><text:span text:style-name="T8">anager</text:span></text:p>
          <text:list>
            <text:list-item>
              <text:p text:style-name="P44">Username nicht vorhanden</text:p>
            </text:list-item>
            <text:list-item>
              <text:p text:style-name="P44">Sollte die Klasse nicht von Player erben? </text:p>
            </text:list-item>
          </text:list>
        </text:list-item>
        <text:list-item>
          <text:p text:style-name="P46">QuestionSet:</text:p>
          <text:list>
            <text:list-item>
              <text:p text:style-name="P46"><text:span text:style-name="T12">Beschreibt </text:span>description <text:span text:style-name="T12">das </text:span>Thema <text:span text:style-name="T12">(wenn nicht fehlt es vielleicht)</text:span></text:p>
            </text:list-item>
          </text:list>
        </text:list-item>
        <text:list-item>
          <text:p text:style-name="P46">Question: </text:p>
          <text:list>
            <text:list-item>
              <text:p text:style-name="P46">Erst nur auf Texte fokussieren (Bilder wenn Zeit)</text:p>
            </text:list-item>
            <text:list-item>
              <text:p text:style-name="P46">difficulty medium? <text:span text:style-name="T12">(Fragensets gibt es nur in leicht und schwer)</text:span></text:p>
            </text:list-item>
          </text:list>
        </text:list-item>
        <text:list-item>
          <text:p text:style-name="P44">Quizroom: </text:p>
          <text:list>
            <text:list-item>
              <text:p text:style-name="P44">difficulty medium?</text:p>
            </text:list-item>
            <text:list-item>
              <text:p text:style-name="P44">Fragezeichen am Ende wurde übersehen oder nicht beschrieben</text:p>
            </text:list-item>
          </text:list>
        </text:list-item>
        <text:list-item>
          <text:p text:style-name="P46">ActiveQuestion:</text:p>
          <text:list>
            <text:list-item>
              <text:p text:style-name="P46">nur referenzieren. Keine Generalisierung</text:p>
            </text:list-item>
          </text:list>
        </text:list-item>
      </text:list>
      <text:p text:style-name="P17"/>
      <text:h text:style-name="P62" text:outline-level="1"><text:span text:style-name="T26">5</text:span> SW-Architektur</text:h>
      <text:p text:style-name="P52"/>
      <text:list xml:id="list4203911565" text:style-name="L5">
        <text:list-item>
          <text:p text:style-name="P59"><text:span text:style-name="T19">Dieser Teil wurde sehr kurz gehalten und enthält nur ein Komponentendiagramm. Um die verschiedenen Komponenten besser verstehen zu können wäre eine textuelle Beschreibung eine gute Möglichkeit. Das vorhandenen Komponenetendiagramm lässt nämlich die Frage offen, mit welchem Hintergedanken alle Interaktionen über die Komponente User laufen und dadurch das Frontend nur von User abhängt. </text:span><text:soft-page-break/><text:span text:style-name="T19">Eine bessere Modelierung wäre hier ein loser gekoppeltes Komponenten Diagramm, da sonst geringe Änderungen in der User Komponenete viele Änderungen nach sich ziehen.</text:span></text:p>
        </text:list-item>
      </text:list>
      <text:p text:style-name="P56"/>
      <text:p text:style-name="P25"/>
      <text:h text:style-name="P12" text:outline-level="1"><text:span text:style-name="T26">6</text:span> GUI Prototyp</text:h>
      <text:p text:style-name="P24"/>
      <text:list xml:id="list2629014854" text:style-name="WWNum17">
        <text:list-item>
          <text:p text:style-name="P53">Schön dargestellter GUI-Prototyp</text:p>
        </text:list-item>
        <text:list-item>
          <text:p text:style-name="P57"><text:span text:style-name="T3">S</text:span><text:span text:style-name="T1">ehr Benutzerfreundlich</text:span></text:p>
        </text:list-item>
        <text:list-item>
          <text:p text:style-name="P57"><text:span text:style-name="T4">D</text:span><text:span text:style-name="T1">ie einzelnen Fälle sollten genauer Beschrieben/Beschriftet werden</text:span></text:p>
        </text:list-item>
        <text:list-item>
          <text:p text:style-name="P54">Ist der Name „Fail together“ für Schulen „pädagogisch“ sinnvoll?</text:p>
        </text:list-item>
        <text:list-item>
          <text:p text:style-name="P57"><text:span text:style-name="T2">P</text:span><text:span text:style-name="T1">layer UI: Profil: zwei mal die gleiche Situation dargestellt. Einmal mit und einmal ohne Settings-Rad</text:span></text:p>
          <text:list>
            <text:list-item>
              <text:p text:style-name="P54">nicht verständlich</text:p>
            </text:list-item>
          </text:list>
        </text:list-item>
        <text:list-item>
          <text:p text:style-name="P57"><text:span text:style-name="T6">E</text:span><text:span text:style-name="T1">inige Buttons/Funktionen sind nicht als Use-Case beschrieben:</text:span></text:p>
          <text:list>
            <text:list-item>
              <text:p text:style-name="P57"><text:span text:style-name="T5">Remember </text:span><text:span text:style-name="T1">me (Login)</text:span></text:p>
            </text:list-item>
            <text:list-item>
              <text:p text:style-name="P54">Share-Button (Quizraum)</text:p>
            </text:list-item>
          </text:list>
        </text:list-item>
        <text:list-item>
          <text:p text:style-name="P55">Klare Differenz zwischen Registrieren und Login beim Manager</text:p>
        </text:list-item>
        <text:list-item>
          <text:p text:style-name="P57"><text:span text:style-name="T2">D</text:span><text:span text:style-name="T7">escription beim erstellen eines Players fehlt im Klassendiagramm</text:span></text:p>
        </text:list-item>
      </text:list>
      <text:p text:style-name="P27"/>
      <text:h text:style-name="P12" text:outline-level="1"><text:span text:style-name="T26">7</text:span> Projektplan</text:h>
      <text:p text:style-name="P13"/>
      <text:list xml:id="list2339927373" text:style-name="WWNum18">
        <text:list-item>
          <text:p text:style-name="P60"><text:span text:style-name="T14">Verantwortlichkeiten </text:span><text:span text:style-name="T15">fehlen</text:span></text:p>
        </text:list-item>
        <text:list-item>
          <text:p text:style-name="P60"><text:span text:style-name="T16">S</text:span><text:span text:style-name="T15">ound system? </text:span><text:span text:style-name="T16">Wurde in der Konzeptbeschreibung sonst nie erwähnt</text:span></text:p>
        </text:list-item>
        <text:list-item>
          <text:p text:style-name="P60"><text:span text:style-name="T15">Zeitplan </text:span><text:span text:style-name="T16">ist realistisch</text:span></text:p>
        </text:list-item>
        <text:list-item>
          <text:p text:style-name="P61"><text:span text:style-name="T16">A</text:span><text:span text:style-name="T13">ufgaben wurden gut auf die Meilensteine verteil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1"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le" style:family="paragraph" style:paren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2"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note" style:family="paragraph" style:parent-style-name="Standard" style:default-outline-level="" style:class="extra">
      <style:paragraph-properties fo:margin-top="0cm" fo:margin-bottom="0cm" loext:contextual-spacing="false" fo:line-height="100%"/>
      <style:text-properties fo:font-size="10pt" style:font-size-asian="10pt" style:font-size-complex="10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Default_20_Paragraph_20_Font" style:display-name="Default Paragraph Font" style:family="text"/>
    <style:style style:name="Titel_20_Zchn" style:display-name="Titel Zchn" style:family="text" style:parent-style-name="Default_20_Paragraph_20_Font">
      <style:text-properties style:font-name="Calibri Light" fo:font-family="'Calibri Light'" style:font-family-generic="roman" style:font-pitch="variable" fo:font-size="28pt" fo:letter-spacing="-0.018cm" style:letter-kerning="true" style:font-name-asian="Calibri2"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Überschrift_20_1_20_Zchn" style:display-name="Überschrift 1 Zchn" style:family="text" style:parent-style-name="Default_20_Paragraph_20_Font">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Fußnotentext_20_Zchn" style:display-name="Fußnotentext Zchn"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2.143cm" fo:text-indent="-0.635cm" fo:margin-left="2.143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3.413cm" fo:text-indent="-0.635cm" fo:margin-left="3.41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683cm" fo:text-indent="-0.635cm" fo:margin-left="4.68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953cm" fo:text-indent="-0.635cm" fo:margin-left="5.95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7.223cm" fo:text-indent="-0.635cm" fo:margin-left="7.22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493cm" fo:text-indent="-0.635cm" fo:margin-left="8.49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763cm" fo:text-indent="-0.635cm" fo:margin-left="9.76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1.033cm" fo:text-indent="-0.635cm" fo:margin-left="11.03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303cm" fo:text-indent="-0.635cm" fo:margin-left="12.30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3.302cm" fo:text-indent="-0.635cm" fo:margin-left="3.30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572cm" fo:text-indent="-0.635cm" fo:margin-left="4.57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842cm" fo:text-indent="-0.635cm" fo:margin-left="5.842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7.112cm" fo:text-indent="-0.635cm" fo:margin-left="7.11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382cm" fo:text-indent="-0.635cm" fo:margin-left="8.38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652cm" fo:text-indent="-0.635cm" fo:margin-left="9.652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922cm" fo:text-indent="-0.635cm" fo:margin-left="10.92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192cm" fo:text-indent="-0.635cm" fo:margin-left="12.19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footer>
        <text:p text:style-name="MP1"><text:page-number text:select-page="current">4</text:page-number></text:p>
        <text:p text:style-name="Footer">PS Softwareentwicklung und Projektmanagement – Konzeptreview</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emens</meta:initial-creator>
    <meta:editing-cycles>39</meta:editing-cycles>
    <meta:creation-date>2019-01-30T12:21:00</meta:creation-date>
    <dc:date>2019-03-28T23:19:16.104520906</dc:date>
    <meta:editing-duration>PT1H38M11S</meta:editing-duration>
    <meta:generator>LibreOffice/6.1.5.2$Linux_X86_64 LibreOffice_project/10$Build-2</meta:generator>
    <meta:document-statistic meta:table-count="0" meta:image-count="0" meta:object-count="0" meta:page-count="4" meta:paragraph-count="86" meta:word-count="759" meta:character-count="5288" meta:non-whitespace-character-count="467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